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42759b" draw:marker-start-width="0.279cm" draw:marker-end-width="0.279cm" svg:stroke-opacity="100%" draw:fill-color="#64baf3" draw:textarea-horizontal-align="justify" draw:textarea-vertical-align="middle" draw:auto-grow-height="false" fo:min-height="0.997cm" fo:min-width="3.9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7b6a41" draw:marker-start-width="0.279cm" draw:marker-end-width="0.279cm" draw:fill-color="#f0e679" draw:textarea-horizontal-align="justify" draw:textarea-vertical-align="middle" draw:auto-grow-height="false" fo:min-height="3.555cm" fo:min-width="6.349cm" fo:padding-top="0.151cm" fo:padding-bottom="0.151cm" fo:padding-left="0.276cm" fo:padding-right="0.27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opacity="0%" draw:fill-color="#dddddd" draw:textarea-horizontal-align="justify" draw:textarea-vertical-align="middle" draw:auto-grow-height="false" fo:min-height="0.456cm" fo:min-width="3.288cm"/>
    </style:style>
    <style:style style:name="P1" style:family="paragraph">
      <style:paragraph-properties fo:text-align="center"/>
      <style:text-properties fo:color="#1b3c57" fo:font-size="15pt"/>
    </style:style>
    <style:style style:name="P2" style:family="paragraph">
      <loext:graphic-properties draw:fill-color="#64baf3"/>
      <style:paragraph-properties fo:text-align="center"/>
      <style:text-properties fo:color="#1b3c57" fo:font-size="15pt"/>
    </style:style>
    <style:style style:name="P3" style:family="paragraph">
      <style:paragraph-properties fo:text-align="center"/>
      <style:text-properties fo:color="#826d23" fo:font-size="14pt" style:font-size-asian="14pt" style:font-size-complex="14pt"/>
    </style:style>
    <style:style style:name="P4" style:family="paragraph">
      <loext:graphic-properties draw:fill-color="#f0e679"/>
      <style:paragraph-properties fo:text-align="center"/>
      <style:text-properties fo:color="#826d23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333333" fo:font-size="18pt"/>
    </style:style>
    <style:style style:name="P7" style:family="paragraph">
      <loext:graphic-properties draw:fill-color="#dddddd"/>
      <style:paragraph-properties fo:text-align="center"/>
      <style:text-properties fo:color="#333333" fo:font-size="18pt"/>
    </style:style>
    <style:style style:name="T1" style:family="text">
      <style:text-properties fo:color="#1b3c57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01cm" svg:height="1.299cm" svg:x="1.899cm" svg:y="2.499cm">
          <text:p text:style-name="P1"><text:span text:style-name="T1">Bouton</text:span></text:p>
          <text:p text:style-name="P1"><text:span text:style-name="T1">folder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9cm" svg:height="4.799cm" svg:x="12.299cm" svg:y="4.199cm">
          <text:p text:style-name="P3"><text:span text:style-name="T2">Action du bouton « Parcourir »</text:span></text:p>
          <text:p text:style-name="P3"><text:span text:style-name="T2"/></text:p>
          <text:p text:style-name="P3"><text:span text:style-name="T2">Ouvre un explorateur afin</text:span></text:p>
          <text:p text:style-name="P3"><text:span text:style-name="T2">que l’utilisateur choisisse</text:span></text:p>
          <text:p text:style-name="P3"><text:span text:style-name="T2">un dossier racine pour</text:span></text:p>
          <text:p text:style-name="P3"><text:span text:style-name="T2">le programme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5" draw:layer="layout" svg:x1="6.4cm" svg:y1="3.148cm" svg:x2="12.299cm" svg:y2="6.599cm" draw:start-shape="id1" draw:start-glue-point="1" draw:end-shape="id2" draw:end-glue-point="5" svg:d="M6400 3148h2949v3451h2950" svg:viewBox="0 0 5900 3452">
          <text:p/>
        </draw:connector>
        <draw:custom-shape draw:style-name="gr4" draw:text-style-name="P7" draw:layer="layout" svg:width="4.2cm" svg:height="1cm" svg:x="7.199cm" svg:y="4.299cm">
          <text:p text:style-name="P6">OnClic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" draw:id="id3" draw:layer="layout" svg:width="4.501cm" svg:height="1.299cm" svg:x="1.899cm" svg:y="8.499cm">
          <text:p text:style-name="P1"><text:span text:style-name="T1">Bouton</text:span></text:p>
          <text:p text:style-name="P1"><text:span text:style-name="T1">connect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6.9cm" svg:height="4.799cm" svg:x="12.299cm" svg:y="10.199cm">
          <text:p text:style-name="P3"><text:span text:style-name="T2">Action du bouton « Suivant »</text:span></text:p>
          <text:p text:style-name="P3"><text:span text:style-name="T2"/></text:p>
          <text:p text:style-name="P3"><text:span text:style-name="T2">Vérifie les champs du</text:span></text:p>
          <text:p text:style-name="P3"><text:span text:style-name="T2">Formulaire de connexion et </text:span></text:p>
          <text:p text:style-name="P3"><text:span text:style-name="T2">démarre une liaison IMAP</text:span></text:p>
          <text:p text:style-name="P3"><text:span text:style-name="T2">à la boite mail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5" draw:layer="layout" svg:x1="6.4cm" svg:y1="9.148cm" svg:x2="12.299cm" svg:y2="12.599cm" draw:start-shape="id3" draw:start-glue-point="1" draw:end-shape="id4" draw:end-glue-point="5" svg:d="M6400 9148h2949v3451h2950" svg:viewBox="0 0 5900 3452">
          <text:p/>
        </draw:connector>
        <draw:custom-shape draw:style-name="gr4" draw:text-style-name="P7" draw:layer="layout" svg:width="4.2cm" svg:height="1cm" svg:x="7.199cm" svg:y="10.299cm">
          <text:p text:style-name="P6">OnClic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4.501cm" svg:height="1.299cm" svg:x="1.899cm" svg:y="2.499cm">
          <text:p text:style-name="P1"><text:span text:style-name="T1">Bouton</text:span></text:p>
          <text:p text:style-name="P1"><text:span text:style-name="T1">folder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6.9cm" svg:height="4.799cm" svg:x="12.299cm" svg:y="4.199cm">
          <text:p text:style-name="P3"><text:span text:style-name="T2">Action du bouton « Parcourir »</text:span></text:p>
          <text:p text:style-name="P3"><text:span text:style-name="T2"/></text:p>
          <text:p text:style-name="P3"><text:span text:style-name="T2">Ouvre un explorateur afin</text:span></text:p>
          <text:p text:style-name="P3"><text:span text:style-name="T2">que l’utilisateur choisisse</text:span></text:p>
          <text:p text:style-name="P3"><text:span text:style-name="T2">un dossier racine pour</text:span></text:p>
          <text:p text:style-name="P3"><text:span text:style-name="T2">le programme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5" draw:layer="layout" svg:x1="6.4cm" svg:y1="3.148cm" svg:x2="12.299cm" svg:y2="6.599cm" draw:start-shape="id5" draw:start-glue-point="1" draw:end-shape="id6" draw:end-glue-point="5" svg:d="M6400 3148h2949v3451h2950" svg:viewBox="0 0 5900 3452">
          <text:p/>
        </draw:connector>
        <draw:custom-shape draw:style-name="gr4" draw:text-style-name="P7" draw:layer="layout" svg:width="4.2cm" svg:height="1cm" svg:x="7.199cm" svg:y="4.299cm">
          <text:p text:style-name="P6">OnClic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4.501cm" svg:height="1.299cm" svg:x="1.899cm" svg:y="14.499cm">
          <text:p text:style-name="P1"><text:span text:style-name="T1">Bouton</text:span></text:p>
          <text:p text:style-name="P1"><text:span text:style-name="T1">back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6.9cm" svg:height="4.799cm" svg:x="12.299cm" svg:y="16.199cm">
          <text:p text:style-name="P3"><text:span text:style-name="T2">Action du bouton « Retour »</text:span></text:p>
          <text:p text:style-name="P3"><text:span text:style-name="T2"/></text:p>
          <text:p text:style-name="P3"><text:span text:style-name="T2">Stoppe la vérification de</text:span></text:p>
          <text:p text:style-name="P3"><text:span text:style-name="T2">fichiers et retourne au</text:span></text:p>
          <text:p text:style-name="P3"><text:span text:style-name="T2">menu de connexion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5" draw:layer="layout" svg:x1="6.4cm" svg:y1="15.148cm" svg:x2="12.299cm" svg:y2="18.599cm" draw:start-shape="id7" draw:start-glue-point="1" draw:end-shape="id8" draw:end-glue-point="5" svg:d="M6400 15148h2949v3451h2950" svg:viewBox="0 0 5900 3452">
          <text:p/>
        </draw:connector>
        <draw:custom-shape draw:style-name="gr4" draw:text-style-name="P7" draw:layer="layout" svg:width="4.2cm" svg:height="1cm" svg:x="7.199cm" svg:y="16.299cm">
          <text:p text:style-name="P6">OnClic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9" draw:id="id9" draw:layer="layout" svg:width="4.501cm" svg:height="1.299cm" svg:x="1.899cm" svg:y="20.499cm">
          <text:p text:style-name="P1"><text:span text:style-name="T1">Bouton</text:span></text:p>
          <text:p text:style-name="P1"><text:span text:style-name="T1">Sync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6.9cm" svg:height="4.799cm" svg:x="12.299cm" svg:y="22.199cm">
          <text:p text:style-name="P3"><text:span text:style-name="T2">Action du bouton « Synchro. »</text:span></text:p>
          <text:p text:style-name="P3"><text:span text:style-name="T2"/></text:p>
          <text:p text:style-name="P3"><text:span text:style-name="T2">Lance la fonction de</text:span></text:p>
          <text:p text:style-name="P3"><text:span text:style-name="T2">synchronisation manuel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5" draw:layer="layout" svg:x1="6.4cm" svg:y1="21.148cm" svg:x2="12.299cm" svg:y2="24.599cm" draw:start-shape="id9" draw:start-glue-point="1" draw:end-shape="id10" draw:end-glue-point="5" svg:d="M6400 21148h2949v3451h2950" svg:viewBox="0 0 5900 3452">
          <text:p/>
        </draw:connector>
        <draw:custom-shape draw:style-name="gr4" draw:text-style-name="P7" draw:layer="layout" svg:width="4.2cm" svg:height="1cm" svg:x="7.199cm" svg:y="22.299cm">
          <text:p text:style-name="P6">OnClic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08:12:10.619000000</meta:creation-date>
    <dc:date>2017-05-05T08:28:13.309000000</dc:date>
    <meta:editing-duration>PT5M22S</meta:editing-duration>
    <meta:editing-cycles>1</meta:editing-cycles>
    <meta:document-statistic meta:object-count="20"/>
    <meta:generator>LibreOffice/5.3.2.2$Windows_x86 LibreOffice_project/6cd4f1ef626f15116896b1d8e1398b56da0d0ee1</meta:generator>
  </office:meta>
</office:document-meta>
</file>